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left="0.4925in" fo:margin-right="0in" fo:text-indent="0in" style:auto-text-indent="false"/>
    </style:style>
    <style:style style:name="P15" style:family="paragraph" style:parent-style-name="Text_20_body" style:list-style-name="L3">
      <style:paragraph-properties fo:margin-left="0.4925in" fo:margin-right="0in" fo:text-indent="0in" style:auto-text-indent="false"/>
    </style:style>
    <style:style style:name="P16" style:family="paragraph" style:parent-style-name="Text_20_body" style:list-style-name="L3">
      <style:paragraph-properties fo:margin-left="0.4925in" fo:margin-right="0in" fo:text-indent="0in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0 – Introduction</text:h>
      <text:p text:style-name="Text_20_body">In an attempt to improve my software development skills, I've decided to scratch an itch. <text:s/>I develop Java web applications using the GNOME Desktop, Ant, and gEdit. <text:s/>I also use a continuous integration server to make sure my code jives with the other developers on my team. <text:s/>We currently use Hudson, which has a very nice web interface, but it is a bit of a pain to develop on a 12” notebook and keep an IDE and a browser open, just to monitor the build statuses.</text:p>
      <text:p text:style-name="Text_20_body">I am planning to develop a GNOME panel applet that will monitor a CI server and report back the build statuses and other various metrics. <text:s/>The applet will be implemented in Python using the GNOME applet framework included with GNOME by default. <text:s/>My base distribution is Ubuntu 7.10, with the potential of moving to Ubuntu 8.04 when it becomes available.</text:p>
      <text:h text:style-name="Heading_20_1" text:outline-level="1">2.0 – Planning Requirements</text:h>
      <text:p text:style-name="Text_20_body">In addition to improving my software development skills, I will also attempt to improve my software project management skills. <text:s/>I am expecting to manage the entire software process, from planning to implementation to release and maintenance. <text:s/>I expect to develop a project plan which will include time lines for planning, development, project set up (online) prior to any actual code writing. <text:s/>Also, since this is a personal project, funded by only myself, excellent time management is critical to the success of the project. <text:s/>I would like to spend around at a minimum of 8 hours per week at the beginning.</text:p>
      <text:h text:style-name="Heading_20_1" text:outline-level="1">3.0 - Interface Requirements</text:h>
      <text:p text:style-name="Text_20_body">I have a basic idea of what the application should do, but I would like to spend some time studying the Hudson UI and feature set to determine what would be the most beneficial things to include in the first release. <text:s/>The crux of the problem might be trying to use features from the Hudson CI tool that might not be available in other CIs (which will come at a later date)</text:p>
      <text:h text:style-name="Heading_20_2" text:outline-level="2">3.1 - Panel Applet (Application Icon)</text:h>
      <text:p text:style-name="Text_20_body">The applet will reside on the panel (menu bar) and will be color changing, depending upon the status of the builds that are being monitored. <text:s/>The applet will have several events a single click will make the primary interface appear, while a right-click will make a context menu appear. <text:s/>These interfaces are outlined in more detail below.</text:p>
      <text:h text:style-name="Heading_20_2" text:outline-level="2">3.2 - Primary Interface</text:h>
      <text:p text:style-name="Text_20_body">The primary interface will be accessed by a single click of the panel applet. <text:s/>This piece of the UI will show the statuses of the projects configured for monitoring. <text:s/>It will have the following features:</text:p>
      <text:list text:style-name="L1">
        <text:list-item>
          <text:p text:style-name="P1">Current Build Status Icon (colorized for status)</text:p>
        </text:list-item>
        <text:list-item>
          <text:p text:style-name="P1"><text:soft-page-break/>"Weather Report" project status Icon (shape changing for weather)</text:p>
        </text:list-item>
        <text:list-item>
          <text:p text:style-name="P1">Project URL will open browser to Hudson Web interface</text:p>
        </text:list-item>
        <text:list-item>
          <text:p text:style-name="P1">Project "Refresh" button</text:p>
        </text:list-item>
        <text:list-item>
          <text:p text:style-name="P1">Window Close</text:p>
        </text:list-item>
        <text:list-item>
          <text:p text:style-name="P1">"All Projects Refresh" button</text:p>
        </text:list-item>
        <text:list-item>
          <text:p text:style-name="P1">Application Activity (throbber) indicator</text:p>
        </text:list-item>
      </text:list>
      <text:h text:style-name="Heading_20_2" text:outline-level="2" text:is-list-header="true">3.3 - Context Menu Interface</text:h>
      <text:p text:style-name="Text_20_body">By right-clicking on the panel applet icon, a context menu will appear. <text:s/>This context menu will give the user the ability to do the following</text:p>
      <text:list text:style-name="L2">
        <text:list-item>
          <text:p text:style-name="P8">Exit the application</text:p>
        </text:list-item>
        <text:list-item>
          <text:p text:style-name="P8">Provide some meta info regarding the applet (About)</text:p>
        </text:list-item>
        <text:list-item>
          <text:p text:style-name="P8">Remove / Move / Lock to panel (GNOME HIG)</text:p>
        </text:list-item>
        <text:list-item>
          <text:p text:style-name="P8">Access Help</text:p>
        </text:list-item>
        <text:list-item>
          <text:p text:style-name="P8">Open the Preferences (Configure) UI</text:p>
        </text:list-item>
      </text:list>
      <text:h text:style-name="Heading_20_2" text:outline-level="2">3.4 - Preferences Interface</text:h>
      <text:p text:style-name="Text_20_body">The Preferences interface is used to add, remove and modify projects a user wishes to monitor. <text:s/>It will also give the user the ability to configure general application settings, which have yet to be determined. <text:s/>From viewing several popular applications (gEdit, F-Spot, Movie Player) it would seem that References Interfaces are usually implemented using Tabbed Notebook widgets or a list control (See Fig 6-25 in the following URL)</text:p>
      <text:p text:style-name="Text_20_body">http://library.gnome.org/devel/hig-book/2.22/controls-notebooks.html.en</text:p>
      <text:p text:style-name="Text_20_body">The way the Preferences Interface is shaping up, it looks like multiple tabs will probably not be needed, and the list control should be the way to go. <text:s/>Currently the only list element will be Project, which should include:</text:p>
      <text:list text:style-name="L3">
        <text:list-item>
          <text:p text:style-name="P13">Projects Element</text:p>
        </text:list-item>
        <text:list-item>
          <text:p text:style-name="P14">Add New Project</text:p>
        </text:list-item>
        <text:list-item>
          <text:p text:style-name="P14">Edit Project</text:p>
        </text:list-item>
        <text:list-item>
          <text:p text:style-name="P14">Delete Project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11T09:37:40</meta:creation-date>
    <dc:creator>Brian Munroe</dc:creator>
    <dc:date>2008-03-25T11:21:14</dc:date>
    <meta:editing-cycles>31</meta:editing-cycles>
    <meta:editing-duration>PT3H36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649" meta:character-count="3876"/>
  </office:meta>
</office:document-meta>
</file>